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4mm"/>
    </style:style>
    <style:style style:name="co2" style:family="table-column">
      <style:table-column-properties fo:break-before="auto" style:column-width="102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6.03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</style:style>
    <style:style style:name="ce2" style:family="table-cell" style:parent-style-name="Default">
      <style:table-cell-properties fo:border-bottom="none" fo:background-color="transparent" fo:border-left="0.74pt solid #000000" fo:border-right="0.74pt solid #000000" fo:border-top="none" style:vertical-align="top"/>
    </style:style>
    <style:style style:name="ce3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top"/>
    </style:style>
    <style:style style:name="ce4" style:family="table-cell" style:parent-style-name="Default">
      <style:table-cell-properties fo:background-color="#ffcc99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#ccffcc" fo:border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questionnaire competences" table:style-name="ta1">
        <table:table-column table:style-name="co1" table:default-cell-style-name="ce5"/>
        <table:table-column table:style-name="co2" table:default-cell-style-name="ce9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hoisissez les compétences que vous aimeriez utiliser lors de votre métier.</text:p>
          </table:table-cell>
          <table:covered-table-cell table:style-name="ce6"/>
          <table:covered-table-cell table:number-columns-repeated="6" table:style-name="ce10"/>
          <table:covered-table-cell table:style-name="ce13"/>
        </table:table-row>
        <table:table-row table:style-name="ro1">
          <table:table-cell table:style-name="ce2" office:value-type="string" calcext:value-type="string" table:number-columns-spanned="9" table:number-rows-spanned="1">
            <text:p><text:s/>Vous pouvez choisir des compétences que vous ne possédez pas mais que vous aimeriez acquérir au cours de vos études ou formations.</text:p>
          </table:table-cell>
          <table:covered-table-cell table:style-name="ce7"/>
          <table:covered-table-cell table:number-columns-repeated="3" table:style-name="ce11"/>
          <table:covered-table-cell table:number-columns-repeated="3"/>
          <table:covered-table-cell table:style-name="ce14"/>
        </table:table-row>
        <table:table-row table:style-name="ro2">
          <table:table-cell table:style-name="ce2" office:value-type="string" calcext:value-type="string" table:number-columns-spanned="9" table:number-rows-spanned="1">
            <text:p>Les compétences sont organisées en catégories, et chaque catégorie contient plusieurs compétences</text:p>
          </table:table-cell>
          <table:covered-table-cell table:style-name="ce7"/>
          <table:covered-table-cell table:number-columns-repeated="3" table:style-name="ce11"/>
          <table:covered-table-cell table:number-columns-repeated="3"/>
          <table:covered-table-cell table:style-name="ce14"/>
        </table:table-row>
        <table:table-row table:style-name="ro2">
          <table:table-cell table:style-name="ce3" office:value-type="string" calcext:value-type="string" table:number-columns-spanned="9" table:number-rows-spanned="1">
            <text:p>Indiquez les compétences que vous avez choisies par un 1 dans la case correspondante.</text:p>
          </table:table-cell>
          <table:covered-table-cell table:style-name="ce8"/>
          <table:covered-table-cell table:number-columns-repeated="6" table:style-name="ce12"/>
          <table:covered-table-cell table:style-name="ce15"/>
        </table:table-row>
        <table:table-row table:style-name="ro3">
          <table:table-cell table:style-name="ce4" office:value-type="string" calcext:value-type="string">
            <text:p>catégori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Carin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Compétences techniques industriel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mécanique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Dessin industriel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procédés physiques ou 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industrielles d’assemblage et de traitement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industrielles artisanales et manu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étallurgie, soudure et usin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u BTP (gros œuvre)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électriques et électron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enuiseri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confection texti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Programmation informat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Manipulation de logiciels informa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Installation et réparation de matériel informatique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Méthodes d'ingénieri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anuten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nettoy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’impress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Procédures techniques industri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conditionnement et de stock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ontage, de réglage et d’entretie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nettoyage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 des matériaux, des produits, des machines, des instruments et des véhicu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Utilisation de machines ou d’instrument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e machines, d’outils ou d’appareil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instruments de mesu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instruments de communication multimédia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équipements techn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u boi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Connaissances du texti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atériaux de construc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atières natur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atières synthé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étaux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u verre et de la céram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produits alimentaire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Connaissances des produits 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engins ou de véhicul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médica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Soins aux personn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oins esthé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ecourisme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Soins aux animaux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s artistiques et littérair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nnaissances artis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linguistique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Connaissances littérair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Entretien des espaces verts et procédés agrico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agrico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Entretien des espaces vert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artistiqu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artis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d’écritu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gestu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techniques en im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techniques en lumiè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techniques en son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Compétences multimédia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humaines et socia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managéri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prévention et gestion de conflit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’investigation et d’enquêt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communication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Techniques pédagog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liées au tourisme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Utilisation des sens et interprétation de données ou de signaux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Appréciation sensoriel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Interprétation de données ou de signaux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 des métiers des entrepris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Techniques de communication et de traitement de l’informa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tabilité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Analyses financières des entrepris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Gestion de l’entrepris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Marketing et stratégi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Organisation et management de la production industriel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essources humain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ransport logist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vente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physiques et menta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sportive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Compétences ment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physiqu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 des réglementations et des norm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Réglementations des transport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de sécurité alimentai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de sécurité sanitai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environnementale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Réglementations fisc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lég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Normes de sécurité et de protection des biens et des personn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Normes techniques et commerci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Procédures et règles administrativ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s scientifiqu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Sciences écono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électroniques et électr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mathéma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phys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physico-chimiques</text:p>
            </table:table-cell>
            <table:table-cell office:value-type="float" office:value="1" calcext:value-type="float">
              <text:p>1</text:p>
            </table:table-cell>
            <table:table-cell table:number-columns-repeated="6"/>
          </table:table-row>
          <table:table-row table:style-name="ro3">
            <table:table-cell/>
            <table:table-cell office:value-type="string" calcext:value-type="string">
              <text:p>Sciences vétérinair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biolog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géolog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végét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du vivant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humaines et soci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médicales</text:p>
            </table:table-cell>
            <table:table-cell table:number-columns-repeated="7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02:13:59.103525151</dc:date>
    <meta:editing-duration>PT23M24S</meta:editing-duration>
    <meta:editing-cycles>4</meta:editing-cycles>
    <meta:generator>LibreOffice/5.1.4.2$Linux_X86_64 LibreOffice_project/10m0$Build-2</meta:generator>
    <meta:document-statistic meta:table-count="1" meta:cell-count="129" meta:object-count="0"/>
  </office:meta>
</office:document-meta>
</file>